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Description">
      <style:text-properties officeooo:paragraph-rsid="00264362"/>
    </style:style>
    <style:style style:name="P3" style:family="paragraph" style:parent-style-name="Description">
      <style:text-properties officeooo:paragraph-rsid="002f1bca"/>
    </style:style>
    <style:style style:name="P4" style:family="paragraph" style:parent-style-name="Description">
      <style:text-properties fo:color="#ff950e"/>
    </style:style>
    <style:style style:name="P5" style:family="paragraph" style:parent-style-name="Description">
      <style:text-properties officeooo:paragraph-rsid="0049b771"/>
    </style:style>
    <style:style style:name="P6" style:family="paragraph" style:parent-style-name="Description">
      <style:paragraph-properties fo:text-align="justify" style:justify-single-word="false"/>
      <style:text-properties style:use-window-font-color="true" fo:font-style="normal" officeooo:rsid="0053dbe3" officeooo:paragraph-rsid="0053dbe3" style:font-style-asian="normal" style:font-style-complex="normal"/>
    </style:style>
    <style:style style:name="P7" style:family="paragraph" style:parent-style-name="Description">
      <style:paragraph-properties fo:text-align="justify" style:justify-single-word="false"/>
      <style:text-properties style:use-window-font-color="true" fo:font-style="normal" officeooo:rsid="0053dbe3" officeooo:paragraph-rsid="00757d33" style:font-style-asian="normal" style:font-style-complex="normal"/>
    </style:style>
    <style:style style:name="P8" style:family="paragraph" style:parent-style-name="Description">
      <style:paragraph-properties fo:text-align="justify" style:justify-single-word="false"/>
      <style:text-properties style:use-window-font-color="true" fo:font-style="normal" officeooo:rsid="0034adf8" officeooo:paragraph-rsid="0034adf8" style:font-style-asian="normal" style:font-style-complex="normal"/>
    </style:style>
    <style:style style:name="P9" style:family="paragraph" style:parent-style-name="Description">
      <style:text-properties style:use-window-font-color="true" fo:font-style="normal" officeooo:rsid="005aa4f5" officeooo:paragraph-rsid="0076cc5b" style:font-style-asian="normal" style:font-style-complex="normal"/>
    </style:style>
    <style:style style:name="P10" style:family="paragraph" style:parent-style-name="Description">
      <style:paragraph-properties fo:text-align="justify" style:justify-single-word="false"/>
      <style:text-properties style:use-window-font-color="true" fo:font-style="normal" officeooo:rsid="00780a8d" officeooo:paragraph-rsid="00780a8d" style:font-style-asian="normal" style:font-style-complex="normal"/>
    </style:style>
    <style:style style:name="P11" style:family="paragraph" style:parent-style-name="Description">
      <style:text-properties officeooo:paragraph-rsid="006e7707"/>
    </style:style>
    <style:style style:name="P12" style:family="paragraph" style:parent-style-name="Description">
      <style:text-properties officeooo:paragraph-rsid="006fc2bb"/>
    </style:style>
    <style:style style:name="P13" style:family="paragraph" style:parent-style-name="Description">
      <style:text-properties officeooo:paragraph-rsid="009d9915"/>
    </style:style>
    <style:style style:name="P14" style:family="paragraph" style:parent-style-name="Description">
      <style:text-properties officeooo:paragraph-rsid="00a9f7f3"/>
    </style:style>
    <style:style style:name="P15" style:family="paragraph" style:parent-style-name="Description">
      <style:text-properties officeooo:paragraph-rsid="00ae0817"/>
    </style:style>
    <style:style style:name="P16" style:family="paragraph" style:parent-style-name="Description">
      <style:text-properties officeooo:paragraph-rsid="00bc6068"/>
    </style:style>
    <style:style style:name="P17" style:family="paragraph" style:parent-style-name="Heading_20_1" style:list-style-name="WWNum1"/>
    <style:style style:name="P18" style:family="paragraph" style:parent-style-name="Description" style:list-style-name="L1">
      <style:paragraph-properties fo:text-align="justify" style:justify-single-word="false"/>
      <style:text-properties style:use-window-font-color="true" fo:font-style="normal" officeooo:rsid="005cecd8" officeooo:paragraph-rsid="005cecd8" style:font-style-asian="normal" style:font-style-complex="normal"/>
    </style:style>
    <style:style style:name="P19" style:family="paragraph" style:parent-style-name="Description" style:list-style-name="L1">
      <style:paragraph-properties fo:text-align="justify" style:justify-single-word="false"/>
      <style:text-properties style:use-window-font-color="true" fo:font-style="normal" officeooo:rsid="005ee65d" officeooo:paragraph-rsid="005ee65d" style:font-style-asian="normal" style:font-style-complex="normal"/>
    </style:style>
    <style:style style:name="P20" style:family="paragraph" style:parent-style-name="Description" style:list-style-name="L2">
      <style:paragraph-properties fo:text-align="justify" style:justify-single-word="false"/>
      <style:text-properties style:use-window-font-color="true" fo:font-style="normal" officeooo:rsid="005f8dc5" officeooo:paragraph-rsid="005f8dc5" style:font-style-asian="normal" style:font-style-complex="normal"/>
    </style:style>
    <style:style style:name="P21" style:family="paragraph" style:parent-style-name="Description">
      <style:paragraph-properties fo:text-align="justify" style:justify-single-word="false"/>
      <style:text-properties style:use-window-font-color="true" fo:font-style="normal" officeooo:rsid="005f8dc5" officeooo:paragraph-rsid="005f8dc5" style:font-style-asian="normal" style:font-style-complex="normal"/>
    </style:style>
    <style:style style:name="P22" style:family="paragraph" style:parent-style-name="Description" style:list-style-name="L4">
      <style:paragraph-properties fo:text-align="justify" style:justify-single-word="false"/>
      <style:text-properties style:use-window-font-color="true" fo:font-style="normal" officeooo:rsid="008bcbbc" officeooo:paragraph-rsid="008bcbbc" style:font-style-asian="normal" style:font-style-complex="normal"/>
    </style:style>
    <style:style style:name="P23" style:family="paragraph" style:parent-style-name="Description" style:list-style-name="L9">
      <style:paragraph-properties fo:text-align="justify" style:justify-single-word="false"/>
      <style:text-properties style:use-window-font-color="true" fo:font-style="normal" officeooo:rsid="0093c8d7" officeooo:paragraph-rsid="0093c8d7" style:font-style-asian="normal" style:font-style-complex="normal"/>
    </style:style>
    <style:style style:name="P24" style:family="paragraph" style:parent-style-name="Description" style:list-style-name="L4">
      <style:paragraph-properties fo:text-align="justify" style:justify-single-word="false"/>
      <style:text-properties style:use-window-font-color="true" fo:font-style="normal" officeooo:rsid="0093c8d7" officeooo:paragraph-rsid="0093c8d7" style:font-style-asian="normal" style:font-style-complex="normal"/>
    </style:style>
    <style:style style:name="P25" style:family="paragraph" style:parent-style-name="Description" style:list-style-name="L4">
      <style:paragraph-properties fo:text-align="justify" style:justify-single-word="false"/>
      <style:text-properties style:use-window-font-color="true" fo:font-style="normal" officeooo:rsid="008c8d97" officeooo:paragraph-rsid="008c8d97" style:font-style-asian="normal" style:font-style-complex="normal"/>
    </style:style>
    <style:style style:name="P26" style:family="paragraph" style:parent-style-name="Description" style:list-style-name="L5">
      <style:paragraph-properties fo:text-align="justify" style:justify-single-word="false"/>
      <style:text-properties style:use-window-font-color="true" fo:font-style="normal" officeooo:rsid="008eeada" officeooo:paragraph-rsid="008eeada" style:font-style-asian="normal" style:font-style-complex="normal"/>
    </style:style>
    <style:style style:name="P27" style:family="paragraph" style:parent-style-name="Description">
      <style:paragraph-properties fo:text-align="justify" style:justify-single-word="false"/>
      <style:text-properties style:use-window-font-color="true" fo:font-style="normal" officeooo:rsid="0080b356" officeooo:paragraph-rsid="0080b356" style:font-style-asian="normal" style:font-style-complex="normal"/>
    </style:style>
    <style:style style:name="P28" style:family="paragraph" style:parent-style-name="Description" style:list-style-name="L6">
      <style:paragraph-properties fo:text-align="justify" style:justify-single-word="false"/>
      <style:text-properties style:use-window-font-color="true" fo:font-style="normal" officeooo:rsid="0080b356" officeooo:paragraph-rsid="0080b356" style:font-style-asian="normal" style:font-style-complex="normal"/>
    </style:style>
    <style:style style:name="P29" style:family="paragraph" style:parent-style-name="Description" style:list-style-name="L7">
      <style:paragraph-properties fo:text-align="justify" style:justify-single-word="false"/>
      <style:text-properties style:use-window-font-color="true" fo:font-style="normal" officeooo:rsid="008262ad" officeooo:paragraph-rsid="008262ad" style:font-style-asian="normal" style:font-style-complex="normal"/>
    </style:style>
    <style:style style:name="P30" style:family="paragraph" style:parent-style-name="Description" style:list-style-name="L8">
      <style:paragraph-properties fo:text-align="justify" style:justify-single-word="false"/>
      <style:text-properties style:use-window-font-color="true" fo:font-style="normal" officeooo:rsid="0083bdcb" officeooo:paragraph-rsid="0083bdcb" style:font-style-asian="normal" style:font-style-complex="normal"/>
    </style:style>
    <style:style style:name="P31" style:family="paragraph" style:parent-style-name="Description" style:list-style-name="L9">
      <style:paragraph-properties fo:text-align="justify" style:justify-single-word="false"/>
      <style:text-properties style:use-window-font-color="true" fo:font-style="normal" officeooo:rsid="0094a20f" officeooo:paragraph-rsid="0094a20f" style:font-style-asian="normal" style:font-style-complex="normal"/>
    </style:style>
    <style:style style:name="P32" style:family="paragraph" style:parent-style-name="Description" style:list-style-name="L10">
      <style:paragraph-properties fo:text-align="justify" style:justify-single-word="false"/>
      <style:text-properties style:use-window-font-color="true" fo:font-style="normal" officeooo:rsid="0094a20f" officeooo:paragraph-rsid="0094a20f" style:font-style-asian="normal" style:font-style-complex="normal"/>
    </style:style>
    <style:style style:name="P33" style:family="paragraph" style:parent-style-name="Description">
      <style:paragraph-properties fo:text-align="justify" style:justify-single-word="false"/>
      <style:text-properties style:use-window-font-color="true" fo:font-style="normal" officeooo:rsid="0094a20f" officeooo:paragraph-rsid="0094a20f" style:font-style-asian="normal" style:font-style-complex="normal"/>
    </style:style>
    <style:style style:name="P34" style:family="paragraph" style:parent-style-name="Description" style:list-style-name="L11">
      <style:paragraph-properties fo:text-align="justify" style:justify-single-word="false"/>
      <style:text-properties style:use-window-font-color="true" fo:font-style="normal" officeooo:rsid="0094a20f" officeooo:paragraph-rsid="0094a20f" style:font-style-asian="normal" style:font-style-complex="normal"/>
    </style:style>
    <style:style style:name="P35" style:family="paragraph" style:parent-style-name="Description" style:list-style-name="L12">
      <style:paragraph-properties fo:text-align="justify" style:justify-single-word="false"/>
      <style:text-properties style:use-window-font-color="true" fo:font-style="normal" officeooo:rsid="00af64a1" officeooo:paragraph-rsid="00af64a1" style:font-style-asian="normal" style:font-style-complex="normal"/>
    </style:style>
    <style:style style:name="P36" style:family="paragraph" style:parent-style-name="Description" style:list-style-name="L12">
      <style:paragraph-properties fo:text-align="justify" style:justify-single-word="false"/>
      <style:text-properties style:use-window-font-color="true" fo:font-style="normal" officeooo:rsid="00b2148f" officeooo:paragraph-rsid="00b2148f" style:font-style-asian="normal" style:font-style-complex="normal"/>
    </style:style>
    <style:style style:name="P37" style:family="paragraph" style:parent-style-name="Description" style:list-style-name="L12">
      <style:paragraph-properties fo:text-align="justify" style:justify-single-word="false"/>
      <style:text-properties style:use-window-font-color="true" fo:font-style="normal" officeooo:rsid="00b2148f" officeooo:paragraph-rsid="00b542d2" style:font-style-asian="normal" style:font-style-complex="normal"/>
    </style:style>
    <style:style style:name="P38" style:family="paragraph" style:parent-style-name="Description" style:list-style-name="L12">
      <style:paragraph-properties fo:text-align="justify" style:justify-single-word="false"/>
      <style:text-properties style:use-window-font-color="true" fo:font-style="normal" officeooo:rsid="00b372df" officeooo:paragraph-rsid="00b372df" style:font-style-asian="normal" style:font-style-complex="normal"/>
    </style:style>
    <style:style style:name="P39" style:family="paragraph" style:parent-style-name="Description" style:list-style-name="L12">
      <style:paragraph-properties fo:text-align="justify" style:justify-single-word="false"/>
      <style:text-properties style:use-window-font-color="true" fo:font-style="normal" officeooo:rsid="00b372df" officeooo:paragraph-rsid="00b542d2" style:font-style-asian="normal" style:font-style-complex="normal"/>
    </style:style>
    <style:style style:name="P40" style:family="paragraph" style:parent-style-name="Description" style:list-style-name="L12">
      <style:paragraph-properties fo:text-align="justify" style:justify-single-word="false"/>
      <style:text-properties style:use-window-font-color="true" fo:font-style="normal" officeooo:rsid="00b542d2" officeooo:paragraph-rsid="00b542d2" style:font-style-asian="normal" style:font-style-complex="normal"/>
    </style:style>
    <style:style style:name="P41" style:family="paragraph" style:parent-style-name="Description" style:list-style-name="L13">
      <style:paragraph-properties fo:text-align="justify" style:justify-single-word="false"/>
      <style:text-properties style:use-window-font-color="true" fo:font-style="normal" officeooo:rsid="00d28adb" officeooo:paragraph-rsid="00d28adb" style:font-style-asian="normal" style:font-style-complex="normal"/>
    </style:style>
    <style:style style:name="P42" style:family="paragraph" style:parent-style-name="Description" style:list-style-name="L13">
      <style:paragraph-properties fo:text-align="justify" style:justify-single-word="false"/>
      <style:text-properties style:use-window-font-color="true" fo:font-style="normal" officeooo:rsid="00d324b2" officeooo:paragraph-rsid="00d324b2" style:font-style-asian="normal" style:font-style-complex="normal"/>
    </style:style>
    <style:style style:name="P43" style:family="paragraph" style:parent-style-name="Description" style:list-style-name="L14">
      <style:paragraph-properties fo:text-align="justify" style:justify-single-word="false"/>
      <style:text-properties style:use-window-font-color="true" fo:font-style="normal" officeooo:rsid="00dc3200" officeooo:paragraph-rsid="00dc3200" style:font-style-asian="normal" style:font-style-complex="normal"/>
    </style:style>
    <style:style style:name="P44" style:family="paragraph" style:parent-style-name="Description">
      <style:paragraph-properties fo:text-align="justify" style:justify-single-word="false"/>
      <style:text-properties style:use-window-font-color="true" fo:font-style="normal" officeooo:rsid="00dc3200" officeooo:paragraph-rsid="00dc3200" style:font-style-asian="normal" style:font-style-complex="normal"/>
    </style:style>
    <style:style style:name="P45" style:family="paragraph" style:parent-style-name="Description" style:list-style-name="L17">
      <style:paragraph-properties fo:text-align="justify" style:justify-single-word="false"/>
      <style:text-properties style:use-window-font-color="true" fo:font-style="normal" officeooo:rsid="00e5a14f" officeooo:paragraph-rsid="00e5a14f" style:font-style-asian="normal" style:font-style-complex="normal"/>
    </style:style>
    <style:style style:name="P46" style:family="paragraph" style:parent-style-name="Description" style:list-style-name="L17">
      <style:paragraph-properties fo:text-align="justify" style:justify-single-word="false"/>
      <style:text-properties style:use-window-font-color="true" fo:font-style="normal" officeooo:rsid="00e85b2b" officeooo:paragraph-rsid="00e85b2b" style:font-style-asian="normal" style:font-style-complex="normal"/>
    </style:style>
    <style:style style:name="P47" style:family="paragraph" style:parent-style-name="Description">
      <style:paragraph-properties fo:text-align="justify" style:justify-single-word="false"/>
      <style:text-properties style:use-window-font-color="true" fo:font-style="normal" officeooo:rsid="00f031ea" officeooo:paragraph-rsid="00f031ea" style:font-style-asian="normal" style:font-style-complex="normal"/>
    </style:style>
    <style:style style:name="P48" style:family="paragraph" style:parent-style-name="Description" style:list-style-name="L18">
      <style:paragraph-properties fo:text-align="justify" style:justify-single-word="false"/>
      <style:text-properties style:use-window-font-color="true" fo:font-style="normal" officeooo:rsid="00f4a1a2" officeooo:paragraph-rsid="00f4a1a2" style:font-style-asian="normal" style:font-style-complex="normal"/>
    </style:style>
    <style:style style:name="P49" style:family="paragraph" style:parent-style-name="Description" style:list-style-name="L18">
      <style:paragraph-properties fo:text-align="justify" style:justify-single-word="false"/>
      <style:text-properties style:use-window-font-color="true" fo:font-style="normal" officeooo:rsid="00f63880" officeooo:paragraph-rsid="00f63880" style:font-style-asian="normal" style:font-style-complex="normal"/>
    </style:style>
    <style:style style:name="P50" style:family="paragraph" style:parent-style-name="Description" style:list-style-name="L18">
      <style:paragraph-properties fo:text-align="justify" style:justify-single-word="false"/>
      <style:text-properties style:use-window-font-color="true" fo:font-style="normal" officeooo:rsid="00fa702c" officeooo:paragraph-rsid="00fa702c" style:font-style-asian="normal" style:font-style-complex="normal"/>
    </style:style>
    <style:style style:name="P51" style:family="paragraph" style:parent-style-name="Description" style:list-style-name="L18">
      <style:paragraph-properties fo:text-align="justify" style:justify-single-word="false"/>
      <style:text-properties style:use-window-font-color="true" fo:font-style="normal" officeooo:rsid="00fbfe92" officeooo:paragraph-rsid="00fbfe92" style:font-style-asian="normal" style:font-style-complex="normal"/>
    </style:style>
    <style:style style:name="P52" style:family="paragraph" style:parent-style-name="Description" style:list-style-name="L18">
      <style:paragraph-properties fo:text-align="justify" style:justify-single-word="false"/>
      <style:text-properties style:use-window-font-color="true" fo:font-style="normal" officeooo:rsid="00fcfec5" officeooo:paragraph-rsid="00fcfec5" style:font-style-asian="normal" style:font-style-complex="normal"/>
    </style:style>
    <style:style style:name="P53" style:family="paragraph" style:parent-style-name="Description" style:list-style-name="L19">
      <style:paragraph-properties fo:text-align="justify" style:justify-single-word="false"/>
      <style:text-properties style:use-window-font-color="true" fo:font-style="normal" officeooo:rsid="0103feb3" officeooo:paragraph-rsid="0103feb3" style:font-style-asian="normal" style:font-style-complex="normal"/>
    </style:style>
    <style:style style:name="P54" style:family="paragraph" style:parent-style-name="Description" style:list-style-name="L20">
      <style:paragraph-properties fo:text-align="justify" style:justify-single-word="false"/>
      <style:text-properties style:use-window-font-color="true" fo:font-style="normal" officeooo:rsid="010a3c7a" officeooo:paragraph-rsid="010a3c7a" style:font-style-asian="normal" style:font-style-complex="normal"/>
    </style:style>
    <style:style style:name="P55" style:family="paragraph" style:parent-style-name="Description">
      <style:paragraph-properties fo:text-align="justify" style:justify-single-word="false"/>
      <style:text-properties style:use-window-font-color="true" fo:font-style="normal" officeooo:rsid="00c4c4cd" officeooo:paragraph-rsid="00c4c4cd" style:font-style-asian="normal" style:font-style-complex="normal"/>
    </style:style>
    <style:style style:name="P56" style:family="paragraph" style:parent-style-name="Description">
      <style:paragraph-properties fo:text-align="justify" style:justify-single-word="false"/>
      <style:text-properties style:use-window-font-color="true" fo:font-style="normal" officeooo:rsid="00891ce5" officeooo:paragraph-rsid="00891ce5" style:font-style-asian="normal" style:font-style-complex="normal"/>
    </style:style>
    <style:style style:name="P57" style:family="paragraph" style:parent-style-name="Description">
      <style:paragraph-properties fo:text-align="justify" style:justify-single-word="false"/>
      <style:text-properties style:use-window-font-color="true" fo:font-style="normal" officeooo:rsid="00891ce5" officeooo:paragraph-rsid="0089d739" style:font-style-asian="normal" style:font-style-complex="normal"/>
    </style:style>
    <style:style style:name="P58" style:family="paragraph" style:parent-style-name="Description">
      <style:paragraph-properties fo:text-align="justify" style:justify-single-word="false"/>
      <style:text-properties style:use-window-font-color="true" fo:font-style="normal" officeooo:rsid="0089d739" officeooo:paragraph-rsid="0089d739" style:font-style-asian="normal" style:font-style-complex="normal"/>
    </style:style>
    <style:style style:name="P59" style:family="paragraph" style:parent-style-name="Description">
      <style:paragraph-properties fo:text-align="justify" style:justify-single-word="false"/>
      <style:text-properties style:use-window-font-color="true" fo:font-style="normal" officeooo:rsid="00a0fb68" officeooo:paragraph-rsid="00a0fb68" style:font-style-asian="normal" style:font-style-complex="normal"/>
    </style:style>
    <style:style style:name="P60" style:family="paragraph" style:parent-style-name="Description">
      <style:paragraph-properties fo:text-align="justify" style:justify-single-word="false"/>
      <style:text-properties style:use-window-font-color="true" fo:font-style="normal" officeooo:rsid="0063e751" officeooo:paragraph-rsid="0083bdcb" style:font-style-asian="normal" style:font-style-complex="normal"/>
    </style:style>
    <style:style style:name="P61" style:family="paragraph" style:parent-style-name="Description">
      <style:paragraph-properties fo:text-align="justify" style:justify-single-word="false"/>
      <style:text-properties style:use-window-font-color="true" fo:font-style="normal" officeooo:rsid="005c9448" officeooo:paragraph-rsid="005c9448" style:font-style-asian="normal" style:font-style-complex="normal"/>
    </style:style>
    <style:style style:name="P62" style:family="paragraph" style:parent-style-name="Description">
      <style:paragraph-properties fo:text-align="justify" style:justify-single-word="false"/>
      <style:text-properties style:use-window-font-color="true" fo:font-style="normal" officeooo:rsid="005aa4f5" officeooo:paragraph-rsid="005aa4f5" style:font-style-asian="normal" style:font-style-complex="normal"/>
    </style:style>
    <style:style style:name="P63" style:family="paragraph" style:parent-style-name="Description">
      <style:paragraph-properties fo:text-align="justify" style:justify-single-word="false"/>
      <style:text-properties style:use-window-font-color="true" fo:font-style="normal" officeooo:rsid="00bd4b71" officeooo:paragraph-rsid="00bd4b71" style:font-style-asian="normal" style:font-style-complex="normal"/>
    </style:style>
    <style:style style:name="P64" style:family="paragraph" style:parent-style-name="Description" style:list-style-name="L20">
      <style:paragraph-properties fo:text-align="justify" style:justify-single-word="false"/>
      <style:text-properties style:use-window-font-color="true" fo:font-style="normal" style:font-style-asian="normal" style:font-style-complex="normal"/>
    </style:style>
    <style:style style:name="P65" style:family="paragraph" style:parent-style-name="Description" style:list-style-name="L21">
      <style:paragraph-properties fo:text-align="justify" style:justify-single-word="false"/>
      <style:text-properties style:use-window-font-color="true" fo:font-style="normal" style:font-style-asian="normal" style:font-style-complex="normal"/>
    </style:style>
    <style:style style:name="P66" style:family="paragraph" style:parent-style-name="Description" style:list-style-name="L21">
      <style:text-properties style:use-window-font-color="true" fo:font-style="normal" style:font-style-asian="normal" style:font-style-complex="normal"/>
    </style:style>
    <style:style style:name="P67" style:family="paragraph" style:parent-style-name="Description" style:list-style-name="L16">
      <style:paragraph-properties fo:text-align="justify" style:justify-single-word="false"/>
      <style:text-properties style:use-window-font-color="true" officeooo:rsid="00dfcc29" officeooo:paragraph-rsid="00dfcc29"/>
    </style:style>
    <style:style style:name="P68" style:family="paragraph" style:parent-style-name="Description" style:list-style-name="L3">
      <style:paragraph-properties fo:text-align="justify" style:justify-single-word="false"/>
      <style:text-properties fo:color="#ff950e" fo:font-style="normal" officeooo:rsid="0063faf2" officeooo:paragraph-rsid="0063faf2" style:font-style-asian="normal" style:font-style-complex="normal"/>
    </style:style>
    <style:style style:name="P69" style:family="paragraph" style:parent-style-name="Description" style:list-style-name="L17">
      <style:paragraph-properties fo:text-align="justify" style:justify-single-word="false"/>
      <style:text-properties fo:color="#ff950e" fo:font-style="normal" officeooo:rsid="00ebc3b4" officeooo:paragraph-rsid="00ebc3b4" style:font-style-asian="normal" style:font-style-complex="normal"/>
    </style:style>
    <style:style style:name="P70" style:family="paragraph" style:parent-style-name="Description" style:list-style-name="L18">
      <style:paragraph-properties fo:text-align="justify" style:justify-single-word="false"/>
      <style:text-properties fo:color="#ff950e" fo:font-style="normal" officeooo:rsid="01025aaf" officeooo:paragraph-rsid="01025aaf" style:font-style-asian="normal" style:font-style-complex="normal"/>
    </style:style>
    <style:style style:name="P71" style:family="paragraph" style:parent-style-name="Description" style:list-style-name="L13">
      <style:paragraph-properties fo:text-align="justify" style:justify-single-word="false"/>
      <style:text-properties officeooo:rsid="00d28adb" officeooo:paragraph-rsid="00d28adb"/>
    </style:style>
    <style:style style:name="P72" style:family="paragraph" style:parent-style-name="Description">
      <style:text-properties officeooo:paragraph-rsid="00ae0817"/>
    </style:style>
    <style:style style:name="P73" style:family="paragraph" style:parent-style-name="Description">
      <style:text-properties officeooo:paragraph-rsid="00d8fe38"/>
    </style:style>
    <style:style style:name="P74" style:family="paragraph" style:parent-style-name="Description">
      <style:text-properties fo:color="#c9211e" fo:font-style="normal" style:text-underline-style="solid" style:text-underline-width="auto" style:text-underline-color="font-color" style:font-style-asian="normal" style:font-style-complex="normal"/>
    </style:style>
    <style:style style:name="P75" style:family="paragraph" style:parent-style-name="Title" style:master-page-name="Standard">
      <style:paragraph-properties style:page-number="auto"/>
    </style:style>
    <style:style style:name="T1" style:family="text">
      <style:text-properties fo:font-size="9pt" style:font-size-asian="9pt" style:font-size-complex="9pt"/>
    </style:style>
    <style:style style:name="T2" style:family="text">
      <style:text-properties fo:font-size="9pt" officeooo:rsid="0012695b" style:font-size-asian="9pt" style:font-size-complex="9pt"/>
    </style:style>
    <style:style style:name="T3" style:family="text">
      <style:text-properties fo:font-size="9pt" fo:language="en" fo:country="US" style:font-size-asian="9pt" style:font-size-complex="9pt"/>
    </style:style>
    <style:style style:name="T4" style:family="text">
      <style:text-properties fo:language="en" fo:country="US"/>
    </style:style>
    <style:style style:name="T5" style:family="text">
      <style:text-properties officeooo:rsid="001008d8"/>
    </style:style>
    <style:style style:name="T6" style:family="text">
      <style:text-properties fo:color="#c9211e"/>
    </style:style>
    <style:style style:name="T7" style:family="text">
      <style:text-properties fo:color="#c9211e" style:text-underline-style="solid" style:text-underline-width="auto" style:text-underline-color="font-color" officeooo:rsid="001008d8"/>
    </style:style>
    <style:style style:name="T8" style:family="text">
      <style:text-properties fo:color="#c9211e" fo:language="en" fo:country="US" style:text-underline-style="solid" style:text-underline-width="auto" style:text-underline-color="font-color"/>
    </style:style>
    <style:style style:name="T9" style:family="text">
      <style:text-properties fo:color="#c9211e" fo:font-size="10pt" fo:language="en" fo:country="US" fo:font-style="italic" style:text-underline-style="solid" style:text-underline-width="auto" style:text-underline-color="font-color" style:font-size-asian="10pt" style:font-style-asian="italic"/>
    </style:style>
    <style:style style:name="T10" style:family="text">
      <style:text-properties fo:color="#c9211e" fo:font-size="10pt" fo:language="en" fo:country="US" fo:font-style="italic" style:text-underline-style="solid" style:text-underline-width="auto" style:text-underline-color="font-color" officeooo:rsid="004d2531" style:font-size-asian="10pt" style:font-style-asian="italic"/>
    </style:style>
    <style:style style:name="T11" style:family="text">
      <style:text-properties fo:color="#c9211e" fo:font-size="10pt" fo:language="en" fo:country="US" fo:font-style="italic" style:text-underline-style="solid" style:text-underline-width="auto" style:text-underline-color="font-color" officeooo:rsid="004d636e" style:font-size-asian="10pt" style:font-style-asian="italic"/>
    </style:style>
    <style:style style:name="T12" style:family="text">
      <style:text-properties fo:font-weight="bold" style:font-weight-asian="bold" style:font-weight-complex="bold"/>
    </style:style>
    <style:style style:name="T13" style:family="text">
      <style:text-properties fo:font-weight="bold" officeooo:rsid="001008d8" style:font-weight-asian="bold" style:font-weight-complex="bold"/>
    </style:style>
    <style:style style:name="T14" style:family="text">
      <style:text-properties officeooo:rsid="002382d4"/>
    </style:style>
    <style:style style:name="T15" style:family="text">
      <style:text-properties fo:color="#ff950e"/>
    </style:style>
    <style:style style:name="T16" style:family="text">
      <style:text-properties fo:color="#ff950e" officeooo:rsid="0024fa3f"/>
    </style:style>
    <style:style style:name="T17" style:family="text">
      <style:text-properties fo:color="#ff950e" fo:font-size="10pt" fo:language="en" fo:country="US" fo:font-style="italic" style:text-underline-style="none" officeooo:rsid="001f2b82" style:font-size-asian="10pt" style:font-style-asian="italic"/>
    </style:style>
    <style:style style:name="T18" style:family="text">
      <style:text-properties fo:color="#ff950e" fo:font-size="10pt" fo:language="en" fo:country="US" fo:font-style="italic" style:text-underline-style="none" officeooo:rsid="0046efc9" style:font-size-asian="10pt" style:font-style-asian="italic"/>
    </style:style>
    <style:style style:name="T19" style:family="text">
      <style:text-properties fo:color="#ff950e" style:text-underline-style="solid" style:text-underline-width="auto" style:text-underline-color="font-color" officeooo:rsid="001008d8"/>
    </style:style>
    <style:style style:name="T20" style:family="text">
      <style:text-properties fo:color="#ff950e" officeooo:rsid="0063e751"/>
    </style:style>
    <style:style style:name="T21" style:family="text">
      <style:text-properties fo:color="#ff950e" officeooo:rsid="0083bdcb"/>
    </style:style>
    <style:style style:name="T22" style:family="text">
      <style:text-properties fo:color="#ff950e" officeooo:rsid="00a2d39f"/>
    </style:style>
    <style:style style:name="T23" style:family="text">
      <style:text-properties fo:color="#ff950e" officeooo:rsid="00a81d1f"/>
    </style:style>
    <style:style style:name="T24" style:family="text">
      <style:text-properties fo:color="#ff950e" officeooo:rsid="00bc12e2"/>
    </style:style>
    <style:style style:name="T25" style:family="text">
      <style:text-properties fo:color="#ff950e" officeooo:rsid="00bc6068"/>
    </style:style>
    <style:style style:name="T26" style:family="text">
      <style:text-properties officeooo:rsid="0035299b"/>
    </style:style>
    <style:style style:name="T27" style:family="text">
      <style:text-properties officeooo:rsid="003ac214"/>
    </style:style>
    <style:style style:name="T28" style:family="text">
      <style:text-properties officeooo:rsid="003cd0fc"/>
    </style:style>
    <style:style style:name="T29" style:family="text">
      <style:text-properties fo:color="#579d1c"/>
    </style:style>
    <style:style style:name="T30" style:family="text">
      <style:text-properties fo:color="#579d1c" style:text-underline-style="solid" style:text-underline-width="auto" style:text-underline-color="font-color" officeooo:rsid="001008d8"/>
    </style:style>
    <style:style style:name="T31" style:family="text">
      <style:text-properties fo:color="#579d1c" style:text-underline-style="solid" style:text-underline-width="auto" style:text-underline-color="font-color" fo:font-weight="bold" officeooo:rsid="001008d8" style:font-weight-asian="bold" style:font-weight-complex="bold"/>
    </style:style>
    <style:style style:name="T32" style:family="text">
      <style:text-properties fo:color="#579d1c" fo:language="en" fo:country="US" style:text-underline-style="solid" style:text-underline-width="auto" style:text-underline-color="font-color"/>
    </style:style>
    <style:style style:name="T33" style:family="text">
      <style:text-properties fo:color="#579d1c" fo:language="en" fo:country="US" style:text-underline-style="solid" style:text-underline-width="auto" style:text-underline-color="font-color" officeooo:rsid="001626c6"/>
    </style:style>
    <style:style style:name="T34" style:family="text">
      <style:text-properties fo:color="#579d1c" fo:language="en" fo:country="US" style:text-underline-style="solid" style:text-underline-width="auto" style:text-underline-color="font-color" officeooo:rsid="002bfe01"/>
    </style:style>
    <style:style style:name="T35" style:family="text">
      <style:text-properties fo:color="#579d1c" fo:font-size="10pt" fo:language="en" fo:country="US" fo:font-style="italic" style:text-underline-style="solid" style:text-underline-width="auto" style:text-underline-color="font-color" style:font-size-asian="10pt" style:font-style-asian="italic"/>
    </style:style>
    <style:style style:name="T36" style:family="text">
      <style:text-properties fo:color="#579d1c" fo:font-size="10pt" fo:language="en" fo:country="US" fo:font-style="italic" style:text-underline-style="solid" style:text-underline-width="auto" style:text-underline-color="font-color" officeooo:rsid="009d9915" style:font-size-asian="10pt" style:font-style-asian="italic"/>
    </style:style>
    <style:style style:name="T37" style:family="text">
      <style:text-properties fo:color="#579d1c" officeooo:rsid="00bc12e2"/>
    </style:style>
    <style:style style:name="T38" style:family="text">
      <style:text-properties fo:color="#579d1c" officeooo:rsid="00bc6068"/>
    </style:style>
    <style:style style:name="T39" style:family="text">
      <style:text-properties fo:font-style="italic" style:font-style-asian="italic" style:font-style-complex="italic"/>
    </style:style>
    <style:style style:name="T40" style:family="text">
      <style:text-properties officeooo:rsid="0063e751"/>
    </style:style>
    <style:style style:name="T41" style:family="text">
      <style:text-properties officeooo:rsid="008cdd24"/>
    </style:style>
    <style:style style:name="T42" style:family="text">
      <style:text-properties officeooo:rsid="008df89e"/>
    </style:style>
    <style:style style:name="T43" style:family="text">
      <style:text-properties officeooo:rsid="0094a20f"/>
    </style:style>
    <style:style style:name="T44" style:family="text">
      <style:text-properties officeooo:rsid="00950331"/>
    </style:style>
    <style:style style:name="T45" style:family="text">
      <style:text-properties officeooo:rsid="00970833"/>
    </style:style>
    <style:style style:name="T46" style:family="text">
      <style:text-properties officeooo:rsid="00985c95"/>
    </style:style>
    <style:style style:name="T47" style:family="text">
      <style:text-properties officeooo:rsid="009a3d71"/>
    </style:style>
    <style:style style:name="T48" style:family="text">
      <style:text-properties officeooo:rsid="009b29db"/>
    </style:style>
    <style:style style:name="T49" style:family="text">
      <style:text-properties officeooo:rsid="007b9000"/>
    </style:style>
    <style:style style:name="T50" style:family="text">
      <style:text-properties officeooo:rsid="00a84b15"/>
    </style:style>
    <style:style style:name="T51" style:family="text">
      <style:text-properties officeooo:rsid="00b27e22"/>
    </style:style>
    <style:style style:name="T52" style:family="text">
      <style:text-properties officeooo:rsid="00b372df"/>
    </style:style>
    <style:style style:name="T53" style:family="text">
      <style:text-properties officeooo:rsid="00b3eae2"/>
    </style:style>
    <style:style style:name="T54" style:family="text">
      <style:text-properties officeooo:rsid="00b542d2"/>
    </style:style>
    <style:style style:name="T55" style:family="text">
      <style:text-properties style:use-window-font-color="true" fo:font-style="normal" style:font-style-asian="normal" style:font-style-complex="normal"/>
    </style:style>
    <style:style style:name="T56" style:family="text">
      <style:text-properties style:use-window-font-color="true" fo:font-style="normal" officeooo:rsid="00d324b2" style:font-style-asian="normal" style:font-style-complex="normal"/>
    </style:style>
    <style:style style:name="T57" style:family="text">
      <style:text-properties style:use-window-font-color="true" fo:font-style="normal" officeooo:rsid="00d55069" style:font-style-asian="normal" style:font-style-complex="normal"/>
    </style:style>
    <style:style style:name="T58" style:family="text">
      <style:text-properties officeooo:rsid="00b6add9"/>
    </style:style>
    <style:style style:name="T59" style:family="text">
      <style:text-properties officeooo:rsid="00b896ea"/>
    </style:style>
    <style:style style:name="T60" style:family="text">
      <style:text-properties officeooo:rsid="00bf1e6a"/>
    </style:style>
    <style:style style:name="T61" style:family="text">
      <style:text-properties officeooo:rsid="00c632c3"/>
    </style:style>
    <style:style style:name="T62" style:family="text">
      <style:text-properties officeooo:rsid="00c82d18"/>
    </style:style>
    <style:style style:name="T63" style:family="text">
      <style:text-properties officeooo:rsid="00ccd114"/>
    </style:style>
    <style:style style:name="T64" style:family="text">
      <style:text-properties officeooo:rsid="00cf76d2"/>
    </style:style>
    <style:style style:name="T65" style:family="text">
      <style:text-properties fo:color="#8496b0" fo:font-size="10pt" fo:language="el" fo:country="GR" fo:font-style="italic" style:font-size-asian="10pt" style:font-style-asian="italic"/>
    </style:style>
    <style:style style:name="T66" style:family="text">
      <style:text-properties officeooo:rsid="00dcd2ef"/>
    </style:style>
    <style:style style:name="T67" style:family="text">
      <style:text-properties fo:font-style="normal" style:font-style-asian="normal" style:font-style-complex="normal"/>
    </style:style>
    <style:style style:name="T68" style:family="text">
      <style:text-properties fo:font-style="normal" officeooo:rsid="00e18f9b" style:font-style-asian="normal" style:font-style-complex="normal"/>
    </style:style>
    <style:style style:name="T69" style:family="text">
      <style:text-properties officeooo:rsid="00e67a9b"/>
    </style:style>
    <style:style style:name="T70" style:family="text">
      <style:text-properties officeooo:rsid="00f102a2"/>
    </style:style>
    <style:style style:name="T71" style:family="text">
      <style:text-properties officeooo:rsid="00f63880"/>
    </style:style>
    <style:style style:name="T72" style:family="text">
      <style:text-properties officeooo:rsid="00f79530"/>
    </style:style>
    <style:style style:name="T73" style:family="text">
      <style:text-properties officeooo:rsid="010b5cbe"/>
    </style:style>
    <style:style style:name="T74" style:family="text">
      <style:text-properties officeooo:rsid="010c5974"/>
    </style:style>
    <style:style style:name="T75" style:family="text">
      <style:text-properties officeooo:rsid="010f0231"/>
    </style:style>
    <style:style style:name="T76" style:family="text">
      <style:text-properties officeooo:rsid="0118cb5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Έγγραφο απαιτήσεων λογισμικού (SRS)</text:p>
      <text:p text:style-name="Description"/>
      <text:p text:style-name="Subtitle"><text:span text:style-name="T7">TODO</text:span><text:span text:style-name="T5"> </text:span>[ΤΙΤΛΟΣ ΕΦΑΡΜΟΓΗΣ ΛΟΓΙΣΜΙΚΟΥ] <text:span text:style-name="T16">Όνομα ή “παρατηρητήριο τιμών υγρών καυσίμων”?</text:span></text:p>
      <text:list xml:id="list1889598212" text:style-name="WWNum1">
        <text:list-item>
          <text:h text:style-name="P17" text:outline-level="1">Εισαγωγή</text:h>
        </text:list-item>
      </text:list>
      <text:h text:style-name="Heading_20_2" text:outline-level="2">1.1<text:tab/>Εισαγωγή: σκοπός του λογισμικού</text:h>
      <text:p text:style-name="P8">Το παρόν σύστημα υλοποιεί ένα διαδικτυακό παρατηρητήριο τιμών υγρών καυσίμων, τα δεδομένα του οποίου παρέχονται από τους χρήστες του. Στόχος είναι να παρέχεται πρόσβαση στα δεδομένα (παρατηρήσεις τιμών) στο ευρύ κοινό με έναν προσιτό και χρηστικό τρόπο, μέσω <text:span text:style-name="T28">μιας σύγχρονης</text:span> εφαρμογής ιστού (web application) συμβατής με διαδεδομένους φυλλομετρητές (web browsers). <text:span text:style-name="T27">Συγκεκριμένα θα είναι δυνατή η αναζήτηση με βάση τα φίλτρα και τις προτιμήσεις του χρήστη (γεωγραφικά κριτήρια, κόστος).</text:span> <text:span text:style-name="T26">Επίσης θα προσφέρεται η επιλογή στους χρήστες να εισάγουν παρατηρήσεις τιμών για οποιοδήποτε καύσιμο και κατάστημα ανά την επικράτεια, εμπλουτίζοντας έτσι και κρατώντας επίκαιρο το σύνολο των διαθέσιμων δεδομένων. Στοχεύουμε στη διαφάνεια και την αξιοπιστία των δεδομένων με την ταυτοποίηση των χρηστών που επιθυμούν να συνεισφέρουν, ενώ παράλληλα διασφαλίζουμε την ιδιωτικότητα των τελευταίων.</text:span></text:p>
      <text:h text:style-name="Heading_20_2" text:outline-level="2">1.2<text:tab/>Επισκόπηση του λογισμικού</text:h>
      <text:p text:style-name="P2"><text:span text:style-name="T30">TODO</text:span><text:span text:style-name="T5"> </text:span>Γενική περιγραφή με χρήση διαγράμματος <text:span text:style-name="T32">UML </text:span><text:span text:style-name="T33">(component)</text:span>. Οι διεπαφές αναφέρονται μόνο ως τίτλοι ή/και σε διάγραμμα.</text:p>
      <text:h text:style-name="Heading_20_3" text:outline-level="3">1.3.1<text:tab/>Διεπαφές με εξωτερικά συστήματα και εφαρμογές λογισμικού</text:h>
      <text:p text:style-name="P2"><text:span text:style-name="T7">TODO</text:span><text:span text:style-name="T5"> </text:span><text:span text:style-name="T17">Προδιαγραφή διεπαφών</text:span> με εξωτερικά συστήματα και λογισμικό, με αναφορά σε πρότυπα ανταλλαγής δεδομένων και κλήσης υπηρεσιών. Χρήση διαγραμμάτων <text:span text:style-name="T9">UML </text:span><text:span text:style-name="T17">(component? </text:span><text:span text:style-name="T18">c</text:span><text:span text:style-name="T17">ommunication? </text:span><text:span text:style-name="T18">class?</text:span><text:span text:style-name="T17">)</text:span>.</text:p>
      <text:h text:style-name="Heading_20_3" text:outline-level="3">1.3.2<text:tab/>Διεπαφές με το χρήστη</text:h>
      <text:p text:style-name="P13"><text:span text:style-name="T30">TODO</text:span><text:span text:style-name="T5"> </text:span>Προδιαγραφή διεπαφών με το χρήστη. Μοντέλο <text:span text:style-name="T35">UML </text:span><text:span text:style-name="T36">(u</text:span><text:span text:style-name="T35">se </text:span><text:span text:style-name="T36">c</text:span><text:span text:style-name="T35">ase</text:span><text:span text:style-name="T36">)</text:span>. </text:p>
      <text:h text:style-name="Heading_20_3" text:outline-level="3">1.3.3<text:tab/>Διεπαφές με υλικό</text:h>
      <text:p text:style-name="P11"><text:span text:style-name="T30">TODO</text:span><text:span text:style-name="T5"> </text:span>Προδιαγραφή διεπαφών με υλικό (εφόσον απαιτείται, πχ αναγνώστες κ.ά.)</text:p>
      <text:p text:style-name="Description"><text:span text:style-name="T15">ΝΑ ΜΗΝ ΣΥΜΠΛΗΡΩΘΕΙ ΑΝ </text:span><text:span text:style-name="T29">ΔΕΝ ΑΠΑΙΤΕΙΤΑΙ</text:span></text:p>
      <text:h text:style-name="Heading_20_3" text:outline-level="3">1.3.4<text:tab/>Διεπαφές επικοινωνιών</text:h>
      <text:p text:style-name="P11"><text:span text:style-name="T30">TODO</text:span><text:span text:style-name="T5"> </text:span>Προδιαγραφή διεπαφών επικοινωνιών (αφορά στοιχεία λογισμικού που υλοποιούν τέτοιες διεπαφές, εφόσον υπάρχουν).</text:p>
      <text:p text:style-name="P4">ΝΑ ΜΗΝ ΣΥΜΠΛΗΡΩΘΕΙ ΑΝ ΔΕΝ <text:span text:style-name="T29">ΑΠΑΙΤΕΙΤΑΙ</text:span></text:p>
      <text:p text:style-name="Description">Specify the various interfaces to communications such as local network protocols.</text:p>
      <text:p text:style-name="P63">Το σύστημα θα χρησιμοποιεί το πρωτόκολλο εφαρμογής HTTPS για όλες τις επικοινωνίες ενώ θα υποστηρίζεται <text:span text:style-name="T60">σύνδεση μέσω IPv4 και IPv6. Για την κωδικοποίηση κατά την ανταλλαγή των δεδομένων χρησιμοποιείται το μορφότυπο JSON.</text:span></text:p>
      <text:list xml:id="list180151851590229" text:continue-numbering="true" text:style-name="WWNum1">
        <text:list-item>
          <text:h text:style-name="P17" text:outline-level="1"><text:soft-page-break/>Αναφορές - πηγές πληροφοριών</text:h>
        </text:list-item>
      </text:list>
      <text:p text:style-name="P11"><text:span text:style-name="T7">TODO</text:span><text:span text:style-name="T5"> </text:span>Αναφορά σε πηγές πληροφοριών στο μέτρο της αναγκαιότητας για την κατανόηση του συστήματος</text:p>
      <text:p text:style-name="P4">ΝΑ ΜΗΝ ΣΥΜΠΛΗΡΩΘΕΙ ΑΝ ΔΕΝ ΑΠΑΙΤΕΙΤΑΙ</text:p>
      <text:list xml:id="list180150635217414" text:continue-numbering="true" text:style-name="WWNum1">
        <text:list-item>
          <text:h text:style-name="P17" text:outline-level="1">Προδιαγραφές απαιτήσεων λογισμικού</text:h>
        </text:list-item>
      </text:list>
      <text:h text:style-name="Heading_20_2" text:outline-level="2">3.1<text:tab/>Εξωτερικές διεπαφές</text:h>
      <text:p text:style-name="P5"><text:span text:style-name="T7">TODO</text:span><text:span text:style-name="T5"> </text:span>Λεπτομερής τεχνική προδιαγραφή των διεπαφών που αναφέρονται στην ενότητα <text:span text:style-name="T6">1.3.1.</text:span></text:p>
      <text:p text:style-name="Description"><text:span text:style-name="T15">Προαιρετική</text:span> χρήση λογισμικού προτυποποίησης διεπαφών χρήστη (<text:span text:style-name="T4">mock</text:span>-<text:span text:style-name="T4">up</text:span>).</text:p>
      <text:h text:style-name="Heading_20_2" text:outline-level="2">3.2<text:tab/>Λειτουργίες: περιπτώσεις χρήσης</text:h>
      <text:p text:style-name="Description">Λεπτομερής προδιαγραφή των λειτουργιών του λογισμικού σε επίπεδο περιπτώσεων χρήσης. </text:p>
      <text:p text:style-name="Description">Για κάθε μία λειτουργία δίνονται τα ακόλουθα.</text:p>
      <text:h text:style-name="Heading_20_3" text:outline-level="3">3.2.1<text:tab/>ΠΕΡΙΠΤΩΣΗ ΧΡΗΣΗΣ 1: <text:span text:style-name="T14">Προσθήκη νέου προϊόντος</text:span></text:h>
      <text:h text:style-name="Heading_20_4" text:outline-level="4">3.2.1.1 Χρήστες (ρόλοι) που εμπλέκονται</text:h>
      <text:p text:style-name="P3"><text:span text:style-name="T30">TODO</text:span><text:span text:style-name="T5"> </text:span>Αναφορά στους ρόλους που αφορά η περίπτωση χρήση</text:p>
      <text:p text:style-name="P6">Εμπλέκεται μόνο ο <text:span text:style-name="T39">Χρήστης.</text:span></text:p>
      <text:h text:style-name="Heading_20_4" text:outline-level="4">3.2.1.2<text:tab/> Προϋποθέσεις εκτέλεσης</text:h>
      <text:p text:style-name="P3"><text:span text:style-name="T30">TODO</text:span><text:span text:style-name="T5"> </text:span>Καταγραφή των συνθηκών που πρέπει να ισχύουν ώστε να μπορεί να εκτελεστεί η περίπτωση χρήσης</text:p>
      <text:p text:style-name="P10">Να έχει προηγηθεί επιτυχής σύνδεση του χρήστη στο παρατηρητήριο.</text:p>
      <text:h text:style-name="Heading_20_4" text:outline-level="4">3.2.1.3 Περιβάλλον εκτέλεσης</text:h>
      <text:p text:style-name="P3"><text:span text:style-name="T19">TODO</text:span><text:span text:style-name="T5"> </text:span>Αναφορά στο περιβάλλον στο οποίο εκτελείται η περίπτωση χρήσης. Πχ "διαδικτυακή διεπαφή χρήστη", "<text:span text:style-name="T4">DBMS</text:span>" κλπ</text:p>
      <text:p text:style-name="P62">Η συγκεκριμένη περίπτωση χρήσης εκτελείται στη διαδικτυακή διεπαφή χρήστη <text:span text:style-name="T15">(και στο backend και στο DBMS?)</text:span></text:p>
      <text:h text:style-name="Heading_20_4" text:outline-level="4">3.2.1.4 Δεδομένα εισόδου </text:h>
      <text:p text:style-name="P3"><text:span text:style-name="T19">TODO</text:span><text:span text:style-name="T5"> </text:span>Καταγραφή δεδομένων εισόδου και εξόδου και συνθηκών εγκυρότητας αυτών.</text:p>
      <text:p text:style-name="P61">Δεδομένα εισόδου:</text:p>
      <text:list xml:id="list55923483" text:style-name="L1">
        <text:list-item>
          <text:p text:style-name="P18">Όνομα προϊόντος</text:p>
        </text:list-item>
        <text:list-item>
          <text:p text:style-name="P18">Περιγραφή προϊόντος</text:p>
        </text:list-item>
        <text:list-item>
          <text:p text:style-name="P18">Κατηγορία προϊόντος</text:p>
        </text:list-item>
        <text:list-item>
          <text:p text:style-name="P19">Tags προϊόντος</text:p>
        </text:list-item>
      </text:list>
      <text:p text:style-name="P21">Συνθήκες εγκυρότητας:</text:p>
      <text:list xml:id="list3110257188" text:style-name="L2">
        <text:list-item>
          <text:p text:style-name="P20">Το όνομα <text:span text:style-name="T73">και</text:span> η κατηγορία είναι μη κενά.</text:p>
        </text:list-item>
      </text:list>
      <text:p text:style-name="P60"><text:soft-page-break/>Δεδομένα εξόδου: <text:span text:style-name="T15">Ως δεδομένα εξόδου νοούνται όλα τα δεδομένα του συστήματος τα οποία δημιουργούνται ή μεταβάλλονται κατά την εκτέλεση </text:span><text:span text:style-name="T21">(ορατά στο χρήστη ή και όχι;)</text:span></text:p>
      <text:list xml:id="list4187124829" text:style-name="L3">
        <text:list-item>
          <text:p text:style-name="P68">Ο κωδικός του νέου προϊόντος</text:p>
        </text:list-item>
      </text:list>
      <text:h text:style-name="Heading_20_4" text:outline-level="4">3.2.1.5 Παράμετροι</text:h>
      <text:p text:style-name="P11"><text:span text:style-name="T30">TODO</text:span><text:span text:style-name="T5"> </text:span>Καταγραφή παραμέτρων και συνθηκών εγκυρότητας αυτών, <text:span text:style-name="T15">εφόσον </text:span><text:span text:style-name="T37">(δεν)</text:span><text:span text:style-name="T24"> </text:span><text:span text:style-name="T29">υπάρχουν παράμετροι</text:span>.</text:p>
      <text:h text:style-name="Heading_20_4" text:outline-level="4">3.2.1.6 Αλληλουχία ενεργειών - επιθυμητή συμπεριφορά</text:h>
      <text:p text:style-name="P3"><text:span text:style-name="T19">TODO</text:span><text:span text:style-name="T5"> </text:span>Περιγραφή με κείμενο (Βήμα 1, Βήμα 2 κλπ) και διαγράμματα <text:span text:style-name="T32">UML</text:span><text:span text:style-name="T29"> </text:span><text:span text:style-name="T35">(Sequence)</text:span> και <text:span text:style-name="T35">(Activity)</text:span>. Περιλαμβάνεται η συμπεριφορά σε απρόβλεπτες καταστάσεις και σφάλματα (εναλλακτικές ροές).</text:p>
      <text:p text:style-name="P57">Βασική ροή:</text:p>
      <text:list xml:id="list1611706657" text:style-name="L4">
        <text:list-item>
          <text:p text:style-name="P22">Ο χρήστης <text:span text:style-name="T45">πλοηγείται</text:span> στη σελίδα προσθήκης προϊόντος.</text:p>
        </text:list-item>
        <text:list-item>
          <text:p text:style-name="P22">Συμπληρώνει <text:span text:style-name="T41">όλες </text:span>τις <text:span text:style-name="T42">απαραίτητες </text:span>πληροφορίες του προϊόντος που επιθυμεί να προσθέσει.</text:p>
        </text:list-item>
        <text:list-item>
          <text:p text:style-name="P24">Πατάει το κουμπί υποβολής.</text:p>
        </text:list-item>
        <text:list-item>
          <text:p text:style-name="P25">Το σύστημα του απαντά με ένα μήνυμα επιβεβαίωσης της επιτυχούς προσθήκης του προϊόντος.</text:p>
        </text:list-item>
      </text:list>
      <text:p text:style-name="P58">Εναλλακτική ροή 1:</text:p>
      <text:list xml:id="list3561894578" text:style-name="L5">
        <text:list-item>
          <text:p text:style-name="P26">Ο χρήστης δεν συμπληρώνει όλες τις απαραίτητες πληροφορίες.</text:p>
        </text:list-item>
        <text:list-item>
          <text:p text:style-name="P26">Το σύστημα δεν του δίνει τη δυνατότητα να υποβάλλει το προϊόν <text:span text:style-name="T48">και ο χρήστης μπορεί να συμπληρώσει ό,τι λείπει</text:span>. <text:span text:style-name="T22">(κουμπί υποβολής?)</text:span></text:p>
        </text:list-item>
      </text:list>
      <text:h text:style-name="Heading_20_4" text:outline-level="4">3.2.1.7 Δεδομένα εξόδου</text:h>
      <text:p text:style-name="P3"><text:span text:style-name="T7">TODO</text:span><text:span text:style-name="T5"> </text:span>Διαγράμματα <text:span text:style-name="T8">UML</text:span> <text:span text:style-name="T10">sequence</text:span> για την παραγωγή δεδομένων εξόδου. Ως δεδομένα εξόδου νοούνται όλα τα δεδομένα του συστήματος τα οποία δημιουργούνται ή μεταβάλλονται κατά την εκτέλεση <text:span text:style-name="T15">(αν </text:span><text:span text:style-name="T6">υπάρχουν τέτοια</text:span><text:span text:style-name="T15">)</text:span></text:p>
      <text:h text:style-name="Heading_20_4" text:outline-level="4">3.2.1.8 Παρατηρήσεις </text:h>
      <text:p text:style-name="P12"><text:span text:style-name="T30">TODO</text:span><text:span text:style-name="T5"> </text:span>Ο,τι δεν εντάσσεται στα προηγούμενα, <text:span text:style-name="T15">εφόσον </text:span><text:span text:style-name="T38">(δεν)</text:span><text:span text:style-name="T25"> </text:span><text:span text:style-name="T29">υπάρχει</text:span></text:p>
      <text:h text:style-name="Heading_20_3" text:outline-level="3"/>
      <text:h text:style-name="Heading_20_3" text:outline-level="3">3.2.2<text:tab/>ΠΕΡΙΠΤΩΣΗ ΧΡΗΣΗΣ 2: <text:span text:style-name="T14">Είσοδος χρήστη</text:span></text:h>
      <text:h text:style-name="Heading_20_4" text:outline-level="4">3.2.2.1 Χρήστες (ρόλοι) που εμπλέκονται</text:h>
      <text:p text:style-name="P3"><text:span text:style-name="T30">TODO</text:span><text:span text:style-name="T5"> </text:span>Αναφορά στους ρόλους που αφορά η περίπτωση χρήσης</text:p>
      <text:p text:style-name="P7">Εμπλέκεται μόνο ο <text:span text:style-name="T39">Χρήστης.</text:span></text:p>
      <text:h text:style-name="Heading_20_4" text:outline-level="4">3.2.2.2 Προϋποθέσεις εκτέλεσης</text:h>
      <text:p text:style-name="P3"><text:span text:style-name="T30">TODO</text:span><text:span text:style-name="T5"> </text:span>Καταγραφή των συνθηκών που πρέπει να ισχύουν ώστε να μπορεί να εκτελεστεί η περίπτωση χρήσης</text:p>
      <text:p text:style-name="P59"><text:span text:style-name="T49">Ο </text:span>χρήστης να μην είναι συνδεδεμένος στο παρατηρητήριο.</text:p>
      <text:h text:style-name="Heading_20_4" text:outline-level="4"><text:soft-page-break/>3.2.2.3 Περιβάλλον εκτέλεσης</text:h>
      <text:p text:style-name="P3"><text:span text:style-name="T19">TODO</text:span><text:span text:style-name="T5"> </text:span>Αναφορά στο περιβάλλον στο οποίο εκτελείται η περίπτωση χρήσης. Πχ "διαδικτυακή διεπαφή χρήστη", "<text:span text:style-name="T4">DBMS</text:span>" κλπ</text:p>
      <text:p text:style-name="P9">Η συγκεκριμένη περίπτωση χρήσης εκτελείται στη διαδικτυακή διεπαφή χρήστη <text:span text:style-name="T15">(και στο backend?)</text:span></text:p>
      <text:h text:style-name="Heading_20_4" text:outline-level="4">3.2.2.4 Δεδομένα εισόδου </text:h>
      <text:p text:style-name="P3"><text:span text:style-name="T19">TODO</text:span><text:span text:style-name="T5"> </text:span>Καταγραφή δεδομένων εισόδου και εξόδου και συνθηκών εγκυρότητας αυτών.</text:p>
      <text:p text:style-name="P27">Δεδομένα εισόδου:</text:p>
      <text:list xml:id="list1549767340" text:style-name="L6">
        <text:list-item>
          <text:p text:style-name="P28">Όνομα χρήστη (username)</text:p>
        </text:list-item>
        <text:list-item>
          <text:p text:style-name="P28">Κωδικός πρόσβασης (password)</text:p>
        </text:list-item>
      </text:list>
      <text:p text:style-name="P27">Συνθήκες εγκυρότητας:</text:p>
      <text:list xml:id="list1941596460" text:style-name="L7">
        <text:list-item>
          <text:p text:style-name="P29">Το όνομα χρήστη και ο κωδικός πρόσβασης είναι μη κενά</text:p>
        </text:list-item>
        <text:list-item>
          <text:p text:style-name="P29">Ταυτίζονται με ένα έγκυρο ζεύγος κάποιου χρήστη ήδη εγγεγραμμένου στο παρατηρητήριο <text:span text:style-name="T15">(ή δεν αναφέρεται εδώ)?</text:span></text:p>
        </text:list-item>
      </text:list>
      <text:p text:style-name="P27">Δεδομένα εξόδου: <text:span text:style-name="T20">Ως δεδομένα εξόδου νοούνται όλα τα δεδομένα του συστήματος τα οποία δημιουργούνται ή μεταβάλλονται κατά την εκτέλεση </text:span><text:span text:style-name="T21">(ορατά στο χρήστη ή και όχι;)</text:span></text:p>
      <text:list xml:id="list4216546216" text:style-name="L8">
        <text:list-item>
          <text:p text:style-name="P30"><text:span text:style-name="T40">Τ</text:span>ίποτα</text:p>
        </text:list-item>
      </text:list>
      <text:h text:style-name="Heading_20_4" text:outline-level="4">3.2.2.5 Παράμετροι</text:h>
      <text:p text:style-name="P12"><text:span text:style-name="T30">TODO</text:span><text:span text:style-name="T5"> </text:span>Καταγραφή παραμέτρων και συνθηκών εγκυρότητας αυτών, <text:span text:style-name="T15">εφόσον </text:span><text:span text:style-name="T38">(δεν)</text:span><text:span text:style-name="T25"> </text:span><text:span text:style-name="T29">υπάρχουν παράμετροι</text:span>.</text:p>
      <text:h text:style-name="Heading_20_4" text:outline-level="4">3.2.2.6 Αλληλουχία ενεργειών - επιθυμητή συμπεριφορά</text:h>
      <text:p text:style-name="P3"><text:span text:style-name="T19">TODO</text:span><text:span text:style-name="T5"> </text:span>Περιγραφή με κείμενο (Βήμα 1, Βήμα 2 κλπ) και διαγράμματα <text:span text:style-name="T35">UML</text:span><text:span text:style-name="T29"> </text:span><text:span text:style-name="T35">(Sequence)</text:span> και <text:span text:style-name="T35">(Activity)</text:span>. Περιλαμβάνεται η συμπεριφορά σε απρόβλεπτες καταστάσεις και σφάλματα (εναλλακτικές ροές).</text:p>
      <text:p text:style-name="P56">Βασική ροή:</text:p>
      <text:list xml:id="list3386871386" text:style-name="L9">
        <text:list-item>
          <text:p text:style-name="P23">Ο χρήστης <text:span text:style-name="T46">πλοηγείται</text:span> στη σελίδα σύνδεσης.</text:p>
        </text:list-item>
        <text:list-item>
          <text:p text:style-name="P23">Συμπληρώνει<text:span text:style-name="T43"> </text:span>το όνομα χρήστη και τον κωδικό πρόσβασης του.</text:p>
        </text:list-item>
        <text:list-item>
          <text:p text:style-name="P23">Πατάει το <text:span text:style-name="T15">κουμπί σύνδεσης</text:span>.</text:p>
        </text:list-item>
        <text:list-item>
          <text:p text:style-name="P31">Το σύστημα επιβεβαιώνει τη<text:span text:style-name="T50">ν επιτυχή</text:span> σύνδεση του.</text:p>
        </text:list-item>
      </text:list>
      <text:p text:style-name="P58">Εναλλακτική ροή 1:</text:p>
      <text:list xml:id="list556032759" text:style-name="L10">
        <text:list-item>
          <text:p text:style-name="P32">Ο χρήστης δεν συμπληρώνει τουλάχιστον ένα εκ των ονόματος χρήστη και κωδικού πρόσβασης.</text:p>
        </text:list-item>
        <text:list-item>
          <text:p text:style-name="P32">Το σύστημα δεν του επιτρέπει να συνδεθεί <text:span text:style-name="T47">και ο χρήστης μπορεί να συμπληρώσει ό,τι λείπει.</text:span></text:p>
        </text:list-item>
      </text:list>
      <text:p text:style-name="P33">Εναλλακτική ροή 2:</text:p>
      <text:list xml:id="list406686912" text:style-name="L11">
        <text:list-item>
          <text:p text:style-name="P34">Ο χρήστης συμπληρώνει ένα ζεύγος ονόματος χρήστη και κωδικού πρόσβασης που δεν ταυτίζεται με τα αντίστοιχα στοιχεία ενός από τους χρήστες που διατηρούν λογαριασμό στο παρατηρητήριο.</text:p>
        </text:list-item>
        <text:list-item>
          <text:p text:style-name="P34">Πατάει το <text:span text:style-name="T15">κουμπί σύνδεσης</text:span>.</text:p>
        </text:list-item>
        <text:list-item>
          <text:p text:style-name="P34">Το σύστημα του αρνείται τη σύνδεση αναφέροντας ότι τα στοιχεία σύνδεσης είναι λάθος <text:span text:style-name="T44">και του επιτρέπει να ξαναπροσπαθήσει.</text:span></text:p>
        </text:list-item>
      </text:list>
      <text:h text:style-name="Heading_20_4" text:outline-level="4"><text:soft-page-break/>3.2.2.7 Δεδομένα εξόδου</text:h>
      <text:p text:style-name="P3"><text:span text:style-name="T7">TODO</text:span><text:span text:style-name="T5"> </text:span>Διαγράμματα <text:span text:style-name="T8">UML</text:span> <text:span text:style-name="T11">sequence</text:span> για την παραγωγή δεδομένων εξόδου. Ως δεδομένα εξόδου νοούνται όλα τα δεδομένα του συστήματος τα οποία δημιουργούνται ή μεταβάλλονται κατά την εκτέλεση <text:span text:style-name="T15">(αν υπάρχουν τέτοια) </text:span><text:span text:style-name="T23">(το authentication token?)</text:span></text:p>
      <text:h text:style-name="Heading_20_4" text:outline-level="4">3.2.2.8 Παρατηρήσεις </text:h>
      <text:p text:style-name="P16"><text:span text:style-name="T30">TODO</text:span><text:span text:style-name="T5"> </text:span>Ο,τι δεν εντάσσεται στα προηγούμενα, <text:span text:style-name="T15">εφόσον </text:span><text:span text:style-name="T38">(δεν) </text:span><text:span text:style-name="T29">υπάρχει</text:span></text:p>
      <text:h text:style-name="Heading_20_2" text:outline-level="2">3.3<text:tab/>Απαιτήσεις επιδόσεων</text:h>
      <text:p text:style-name="P14"><text:span text:style-name="T31">TODO</text:span><text:span text:style-name="T13"> </text:span><text:span text:style-name="T12">Ποσοτική</text:span> τεκμηρίωση μέτρων και κριτηρίων επιθυμητών επιδόσεων με αναφορά στα <text:span text:style-name="T12">ποσοτικά χαρακτηριστικά εισόδων και φορτίου</text:span> του λογισμικού.</text:p>
      <text:list xml:id="list3961205215" text:style-name="L12">
        <text:list-item>
          <text:p text:style-name="P35">Το σύστημα θα πρέπει να μπορεί να υποστηρίξει τουλάχιστον <text:span text:style-name="T63">3</text:span>000 ταυτόχρονους χρήστες (συνδεδεμένους και μη).</text:p>
        </text:list-item>
        <text:list-item>
          <text:p text:style-name="P36">Ορίζουμε κανονικό φόρτο εργασίας τις <text:span text:style-name="T58">9</text:span>000 αιτήσεις την ώρα (20% εκ των οποίων είναι ενημερώσεις, ενώ οι υπόλοιπες είναι ανακτήσεις). <text:span text:style-name="T51">Σε τέτοιο φόρτο το σύστημα απαιτείται να μπορεί να ανταπεξέλθει υπό τους εξής χρονικούς περιορισμούς:</text:span></text:p>
          <text:list>
            <text:list-item>
              <text:p text:style-name="P38">Κάθε αίτηση ανάκτησης θα πρέπει να ικανοποιείται σε <text:span text:style-name="T59">4</text:span> δευτερόλεπτα το πολύ, για το 9<text:span text:style-name="T53">4</text:span>% των αιτήσεων.</text:p>
            </text:list-item>
            <text:list-item>
              <text:p text:style-name="P38">Κάθε αίτηση ενημέρωσης θα πρέπει να ικανοποιείται σε <text:span text:style-name="T59">3</text:span> δευτερόλεπτα το πολύ, για το 90% των αιτήσεων.</text:p>
            </text:list-item>
          </text:list>
        </text:list-item>
        <text:list-item>
          <text:p text:style-name="P37">Ορίζουμε <text:span text:style-name="T54">μέγιστο</text:span> φόρτο εργασίας τις <text:span text:style-name="T51">11</text:span>000 αιτήσεις την ώρα (20% εκ των οποίων είναι ενημερώσεις, ενώ οι υπόλοιπες είναι ανακτήσεις). <text:span text:style-name="T51">Σε τέτοιο φόρτο το σύστημα απαιτείται να μπορεί να ανταπεξέλθει υπό τους εξής χρονικούς περιορισμούς:</text:span></text:p>
          <text:list>
            <text:list-item>
              <text:p text:style-name="P39">Κάθε αίτηση ανάκτησης θα πρέπει να ικανοποιείται σε <text:span text:style-name="T59">6</text:span> δευτερόλεπτα το πολύ, για το 9<text:span text:style-name="T54">0</text:span>% των αιτήσεων.</text:p>
            </text:list-item>
            <text:list-item>
              <text:p text:style-name="P40">Κάθε αίτηση <text:span text:style-name="T52">ενημέρωσης θα πρέπει να ικανοποιείται σε 5 δευτερόλεπτα το πολύ, για το </text:span>87<text:span text:style-name="T52">% των αιτήσεων.</text:span></text:p>
            </text:list-item>
          </text:list>
        </text:list-item>
      </text:list>
      <text:h text:style-name="Heading_20_2" text:outline-level="2">3.4<text:tab/>Απαιτήσεις οργάνωσης δεδομένων</text:h>
      <text:h text:style-name="Heading_20_3" text:outline-level="3">3.4.1<text:tab/>Τεχνική περιγραφή των δεδομένων που διαχειρίζεται το λογισμικό και των σχετικών μετρικών φορτίου δεδομένων εισόδου, επεξεργασίας κ.λπ.</text:h>
      <text:p text:style-name="P15"><text:span text:style-name="T19">TODO</text:span><text:span text:style-name="T5"> </text:span>Αναλυτική αναφορά στα δεδομένα εισόδου, τα σχετικά πρότυπα δεδομένων και υπηρεσιών, καθώς και σε μετρικές που σχετίζονται με τα δεδομένα (<text:span text:style-name="T65">storage capacity planning</text:span>).</text:p>
      <text:p text:style-name="P55">Το σύστημα θα διαχειρίζεται αριθμητικά (ακέραι<text:span text:style-name="T64">α και κινητής υποδιαστολής</text:span>), αλφαριθμητικά <text:span text:style-name="T61">και boolean</text:span> δεδομένα, ημερομηνίες <text:span text:style-name="T62">(χρόνος, μήνας και ημέρα του μήνα) καθώς και γεωχωρικά δεδομένα (συγκεκριμένα συντεταγμένες στο σύστημα αναφοράς WGS84). Αρχικά θα πρέπει να είναι δυνατή η αποθήκευση των δεδομένων για τουλάχιστον 15000 χρήστες, 5000 πρατήρια, 400 προϊόντα και παρατηρήσεις τιμών για δύο έτη, όπου θεωρούμε ότι προστίθενται 3 παρατηρήσεις τιμών ανά πρατήριο ανά ημέρα. Επίσης, η αύξηση του απαιτούμενου χώρου πέρα από τα προαναφερθέντα θα πρέπει να είναι γραμμική ως προς την αύξηση των αντίστοιχων δεδομένων προς αποθήκευση.</text:span></text:p>
      <text:h text:style-name="Heading_20_3" text:outline-level="3">3.4.2<text:tab/>Απαιτήσεις και περιορισμοί πρόσβασης σε δεδομένα</text:h>
      <text:p text:style-name="P15"><text:span text:style-name="T19">TODO</text:span><text:span text:style-name="T5"> </text:span>Απαιτήσεις πρόσβασης και περιορισμοί.</text:p>
      <text:list xml:id="list4180577004" text:style-name="L13">
        <text:list-item>
          <text:p text:style-name="P41"><text:soft-page-break/>Όλοι οι χρήστες έχουν πρόσβαση για ανάγνωση των δεδομένων των προϊόντων, των καταστημάτων και των παρατηρήσεων τιμών.</text:p>
        </text:list-item>
        <text:list-item>
          <text:p text:style-name="P71"><text:span text:style-name="T55">Μόνο οι εγγεγραμμένοι εθελοντές </text:span><text:span text:style-name="T56">και οι διαχειριστές χρήστες </text:span><text:span text:style-name="T57">(κατόπιν αυθεντικοποίησης)</text:span><text:span text:style-name="T55"> έχουν πρόσβαση για προσθήκη και τροποποίηση καταστημάτων, προϊόντων και παρατηρήσεων τιμών.</text:span></text:p>
        </text:list-item>
        <text:list-item>
          <text:p text:style-name="P42">Μόνο οι διαχειριστές χρήστες έχουν πρόσβαση για τη διαγραφή παρατηρήσεων τιμών.</text:p>
        </text:list-item>
        <text:list-item>
          <text:p text:style-name="P42">Μόνο οι διαχειριστές (συντηρητές) του συστήματος έχουν πλήρη πρόσβαση στα δεδομένα όλων των χρηστών (εκτός από τον κωδικό πρόσβασης του κάθε χρήστη, στον οποίο δεν έχουν πρόσβαση ανάγνωσης) καθώς και πλήρη πρόσβαση σε όλα τα υπόλοιπα δεδομένα του συστήματος.</text:p>
        </text:list-item>
      </text:list>
      <text:h text:style-name="Heading_20_3" text:outline-level="3">3.4.3<text:tab/>Μοντέλο δεδομένων (μοντέλο κλάσεων <text:span text:style-name="T4">UML</text:span> ή/και μοντέλο <text:span text:style-name="T4">ER</text:span>)</text:h>
      <text:p text:style-name="P3"><text:span text:style-name="T30">TODO</text:span><text:span text:style-name="T5"> </text:span>Μοντέλα δεδομένων <text:span text:style-name="T32">UML </text:span><text:span text:style-name="T34">(class)</text:span> <text:span text:style-name="T15">ή/και</text:span> <text:span text:style-name="T32">ER</text:span></text:p>
      <text:h text:style-name="Heading_20_3" text:outline-level="3">3.4.4<text:tab/>Προδιαγραφές ακεραιότητας δεδομένων</text:h>
      <text:p text:style-name="P15"><text:span text:style-name="T30">TODO</text:span><text:span text:style-name="T5"> </text:span>Κανόνες ακεραιότητας και εγκυρότητας δεδομένων</text:p>
      <text:p text:style-name="P44">Πέρα από τους περιορισμούς (κλειδιά primary και foreign καθώς και μη κενές τιμές) όπως φαίνονται στο διάγραμμα ER πιο πάνω έχουμε τα εξής:</text:p>
      <text:list xml:id="list1254160888" text:style-name="L14">
        <text:list-item>
          <text:p text:style-name="P43">Τα χαρακτηρηστικά product_id, shop_id και date σχηματίζουν κλειδί της οντότητας price.</text:p>
        </text:list-item>
        <text:list-item>
          <text:p text:style-name="P43">Τα χαρακτηριστικά product_id και name σχηματίζουν κλειδί της οντότητας productTag.</text:p>
        </text:list-item>
        <text:list-item>
          <text:p text:style-name="P43">Τα χαρακτηριστικά <text:span text:style-name="T66">position, name</text:span> και <text:span text:style-name="T66">address</text:span> σχηματίζουν κλειδί της οντότητας <text:span text:style-name="T66">shop</text:span>.</text:p>
        </text:list-item>
        <text:list-item>
          <text:p text:style-name="P43">Τα χαρακτηριστικά <text:span text:style-name="T66">shop</text:span>_id και name σχηματίζουν κλειδί της οντότητας <text:span text:style-name="T66">shop</text:span>Tag.</text:p>
        </text:list-item>
      </text:list>
      <text:h text:style-name="Heading_20_3" text:outline-level="3">3.4.5<text:tab/>Προδιαγραφές διατήρησης δεδομένων</text:h>
      <text:p text:style-name="P15"><text:span text:style-name="T30">TODO</text:span><text:span text:style-name="T5"> </text:span>Απαιτήσεις διατήρησης δεδομένων σε βάθος χρόνου.</text:p>
      <text:list xml:id="list560916556" text:style-name="L16">
        <text:list-item>
          <text:p text:style-name="P67"><text:span text:style-name="T67">Τα δεδομένα των παρατηρήσεων τιμών θα διατηρούνται για έως και 5 έτη από την ημερομηνία της εκάστοτε παρατήρησης.</text:span></text:p>
        </text:list-item>
        <text:list-item>
          <text:p text:style-name="P67"><text:span text:style-name="T67">Τα δεδομένα των καταστημάτων και των προϊόντων θα διατηρούνται για έως και 5 έτη από την τελευταία παρατήρηση τιμής γι’ αυτά.</text:span></text:p>
        </text:list-item>
        <text:list-item>
          <text:p text:style-name="P67"><text:span text:style-name="T67">Τα δεδομένα των χρηστών </text:span><text:span text:style-name="T68">θα διατηρούνται για έως και 3 έτη από την τελευταία δραστηριότητα του χρήστη στο παρατηρητήριο.</text:span></text:p>
        </text:list-item>
      </text:list>
      <text:p text:style-name="Description"/>
      <text:h text:style-name="Heading_20_2" text:outline-level="2">3.5<text:tab/>Περιορισμοί σχεδίασης</text:h>
      <text:p text:style-name="P73"><text:span text:style-name="T19">TODO</text:span><text:span text:style-name="T5"> </text:span>Λεπτομερής τεχνική τεκμηρίωση των περιορισμών σχεδίασης οι οποίοι επιβάλλονται από απαιτήσεις συμμόρφωσης σε πρότυπα, κανονισμούς, ή άλλους περιορισμούς του έργου. Περιλαμβάνεται η πολιτική ονοματολογίας οντοτήτων δεδομένων και πεδίων. Τέτοιοι περιορισμοί μπορεί να επιβάλλονται από τη χρήση βιβλιοθηκών, <text:span text:style-name="T4">frameworks</text:span>, περιβαλλόντων ανάπτυξης κλπ</text:p>
      <text:list xml:id="list3887991396" text:style-name="L17">
        <text:list-item>
          <text:p text:style-name="P45">Η απαίτηση για εφαρμογή ιστού (web application) επιβάλλει τη χρήση των HTML, CSS και Javascript για τη δημιουργία του front-end της εφαρμογής.</text:p>
        </text:list-item>
        <text:list-item>
          <text:p text:style-name="P46">Η χρήση του Flask web framework επιβάλλει τη χρήση της Python για το back-end της εφαρμογής.</text:p>
        </text:list-item>
        <text:list-item>
          <text:p text:style-name="P45"><text:soft-page-break/>Η απαίτηση για αποθήκευση γεωχωρικών δεδομένων και την αποδοτική ανάκτηση πληροφοριών βάσει αυτών επιβάλλει τη χρήση <text:span text:style-name="T69">του</text:span> συστήματος διαχείρισης βάσης δεδομένων (DBMS) <text:span text:style-name="T69">PostgreSQL με την επέκταση PostGIS.</text:span></text:p>
        </text:list-item>
        <text:list-item>
          <text:p text:style-name="P69">Για το front-end?</text:p>
        </text:list-item>
      </text:list>
      <text:h text:style-name="Heading_20_2" text:outline-level="2">3.6<text:tab/>Λοιπές απαιτήσεις</text:h>
      <text:h text:style-name="Heading_20_3" text:outline-level="3">3.6.1<text:tab/>Απαιτήσεις διαθεσιμότητας λογισμικού</text:h>
      <text:p text:style-name="P73"><text:span text:style-name="T30">TODO</text:span><text:span text:style-name="T5"> </text:span>Τεκμηρίωση απαιτήσεων διαθεσιμότητας</text:p>
      <text:p text:style-name="P47">Το σύστημα θα πρέπει να έχει διαθεσιμότητα τουλάχιστον 97% τις ώρες 07:00 – 23:00 και τουλάχιστον 85% τις υπόλοιπες ώρες της ημέρας. Εναλλακτικά θα πρέπει να είναι διαθέσιμο για τουλάχιστον το 95% του χρόνου σε διάρκεια 30 ημερών. <text:span text:style-name="T70">Σε ανάγκη επανεκκίνησης θα πρέπει το σύστημα να είναι και πάλι πλήρως λειτουργικό μέσα σε 10 λεπτά.</text:span></text:p>
      <text:h text:style-name="Heading_20_3" text:outline-level="3">3.6.2<text:tab/>Απαιτήσεις ασφάλειας</text:h>
      <text:p text:style-name="P73"><text:span text:style-name="T19">TODO</text:span><text:span text:style-name="T5"> </text:span>Τεκμηρίωση απαιτήσεων ασφαλείας</text:p>
      <text:list xml:id="list3823584999" text:style-name="L18">
        <text:list-item>
          <text:p text:style-name="P48">Θα πρέπει να επιβάλλονται οι περιορισμοί πρόσβασης όπως ορίζονται στην ενότητα 3.4.2.</text:p>
        </text:list-item>
        <text:list-item>
          <text:p text:style-name="P48">Θα πρέπει να διατηρείται μόνο η τιμή κατακερματισμού των κωδικών πρόσβασης των χρηστών, η οποία θα προκύπτει από <text:span text:style-name="T71">ασφαλή συνάρτηση κατακερματισμού.</text:span></text:p>
        </text:list-item>
        <text:list-item>
          <text:p text:style-name="P49">Το authentication token που χρησιμοποιείται για την αναγνώριση των συνδεδεμένων χρηστών θα πρέπει να προκύπτει με τυχαίο τρόπο και να έχει επαρκές μήκος ώστε να καθίσταται <text:span text:style-name="T72">πρακτικά</text:span> ανέφικτη η εύρεση του με εξαντλητική αναζήτηση.</text:p>
        </text:list-item>
        <text:list-item>
          <text:p text:style-name="P51">Ο χειρισμός των δύο τελευταίων θα πρέπει να γίνεται μόνο από τις εφαρμογές του front-end και του back-end του συστήματος.</text:p>
        </text:list-item>
        <text:list-item>
          <text:p text:style-name="P52">Η επικοινωνία του back-end με οποιονδήποτε “πελάτη” (συμπεριλαμβανομένης της front-end εφαρμογής) θα πρέπει να γίνεται κρυπτογραφημένα μέσω του πρωτοκόλλου HTTPS.</text:p>
        </text:list-item>
        <text:list-item>
          <text:p text:style-name="P50">Θα πρέπει να διατηρούνται ακριβή και επίκαιρα αντίγραφα (backups) των δεδομένων του παρατηρητηρίου σε τουλάχιστον δύο φυσικά ξεχωριστά μηχανήματα. Συγκεκριμένα, τα αντίγραφα θα πρέπει να διαφέρουν κατά το πολύ ως προς τα δεδομένα των πιο πρόσφατων 24 ωρών λειτουργίας του συστήματος.</text:p>
        </text:list-item>
        <text:list-item>
          <text:p text:style-name="P70">Καταγραφή αποτυχημένων συνδέσεων, περιορισμός προσπαθειών σύνδεσης ανά χρόνο; Μοναδικό username ανά χρήστη, χρήστης επιλέγει ό,τι password θελει;</text:p>
        </text:list-item>
      </text:list>
      <text:h text:style-name="Heading_20_3" text:outline-level="3">3.6.3<text:tab/>Απαιτήσεις συντήρησης</text:h>
      <text:p text:style-name="P73"><text:span text:style-name="T30">TODO</text:span><text:span text:style-name="T5"> </text:span>Τεκμηρίωση απαιτήσεων συντήρησης</text:p>
      <text:list xml:id="list3406226040" text:style-name="L19">
        <text:list-item>
          <text:p text:style-name="P53">Τα στοιχεία του συστήματος θα πρέπει να είναι επαρκώς τεκμηριωμένα στο σύνολο τους.</text:p>
        </text:list-item>
        <text:list-item>
          <text:p text:style-name="P53">Το σύστημα θα πρέπει να συνοδεύεται από σύνολο δοκιμών (test suite) που καλύπτει τουλάχιστον το 75% της λειτουργικότητας του.</text:p>
        </text:list-item>
        <text:list-item>
          <text:p text:style-name="P53">Θα πρέπει να είναι δυνατή η εναλλαγή του DBMS με κάποιο άλλο που υποστηρίζει όλες τις απαραίτητες λειτουργίες χωρίς να απαιτούνται αλλαγές σε περισσότερο από το 5% του κώδικα της εφαρμογής.</text:p>
        </text:list-item>
      </text:list>
      <text:list xml:id="list180150216251559" text:continue-list="list180150635217414" text:style-name="WWNum1">
        <text:list-item>
          <text:h text:style-name="P17" text:outline-level="1"><text:soft-page-break/>Παράρτημα </text:h>
        </text:list-item>
      </text:list>
      <text:h text:style-name="Heading_20_2" text:outline-level="2">4<text:span text:style-name="T4">.1<text:tab/></text:span>Παραδοχές και εξαρτήσεις</text:h>
      <text:list xml:id="list1031171595" text:style-name="L21">
        <text:list-item>
          <text:p text:style-name="P66">Το μεγαλύτερο μέρος των οδηγών οχημάτων (που αποτελούν τον πυρήνα της πληθυσμιακής ομάδας των χρηστών του παρατηρητηρίου) έχει πρόσβαση στο διαδίκτυο με ταχύτητα της τάξης των Mbps.</text:p>
        </text:list-item>
        <text:list-item>
          <text:p text:style-name="P65">Οι φυλλομετρητές που χρησιμοποιούνται ευρέως υποστηρίζουν τις νε<text:span text:style-name="T75">ό</text:span>τερες εκδόσεις των HTML, CSS και Javascript <text:span text:style-name="T76">και έχουν τη δυνατότητα παροχής τοποθεσίας.</text:span> <text:span text:style-name="T76">Επίσης είναι διαθέσιμοι τόσο για προσωπικούς υπολογιστές όσο και για φορητές συσκευές.</text:span></text:p>
        </text:list-item>
      </text:list>
      <text:h text:style-name="Heading_20_2" text:outline-level="2">4<text:span text:style-name="T4">.2<text:tab/></text:span>Ακρωνύμια και συντομογραφίες</text:h>
      <text:list xml:id="list2954415284" text:style-name="L20">
        <text:list-item>
          <text:p text:style-name="P64">HTML: Hyper-Text Markup Language</text:p>
        </text:list-item>
        <text:list-item>
          <text:p text:style-name="P64">CSS: Cascading Style Sheets</text:p>
        </text:list-item>
        <text:list-item>
          <text:p text:style-name="P64">DBMS: Database Management System</text:p>
        </text:list-item>
        <text:list-item>
          <text:p text:style-name="P64">HTTPS: Hyper-Text Transfer Protocol Secure</text:p>
        </text:list-item>
        <text:list-item>
          <text:p text:style-name="P54">UML: Unified Modeling Language</text:p>
        </text:list-item>
        <text:list-item>
          <text:p text:style-name="P54">ER: Entity - Relationship</text:p>
        </text:list-item>
      </text:list>
      <text:h text:style-name="Heading_20_2" text:outline-level="2">4.3<text:tab/>Υποστηρικτικά έγγραφα, πρότυπα κ.λπ.</text:h>
      <text:p text:style-name="P74">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text-align="start" style:justify-single-word="false" fo:orphans="2" fo:widows="2" style:snap-to-layout-grid="false" style:writing-mode="lr-tb"/>
      <style:text-properties fo:language="el" fo:country="G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058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1cm" fo:margin-right="0cm" fo:margin-top="0.635cm" fo:margin-bottom="0cm" loext:contextual-spacing="false" fo:keep-together="always" fo:text-indent="-1cm" style:auto-text-indent="false" fo:keep-with-next="always"/>
      <style:text-properties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1.251cm" fo:margin-right="0cm" fo:margin-top="0.423cm" fo:margin-bottom="0cm" loext:contextual-spacing="false" fo:keep-together="always" fo:text-indent="-1.251cm" style:auto-text-indent="false"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left="1.501cm" fo:margin-right="0cm" fo:margin-top="0.423cm" fo:margin-bottom="0cm" loext:contextual-spacing="false" fo:keep-together="always" fo:text-indent="-1.501cm" style:auto-text-indent="false"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Description" style:family="paragraph" style:parent-style-name="Standard" style:default-outline-level="">
      <style:text-properties fo:color="#8496b0" fo:font-size="10pt" fo:font-style="italic" style:font-size-asian="10pt" style:font-style-asian="italic"/>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2pt" fo:letter-spacing="-0.018cm" style:letter-kerning="true" style:font-name-asian="Calibri1" style:font-family-asian="Calibri" style:font-family-generic-asian="system" style:font-pitch-asian="variable" style:font-size-asian="22pt" style:font-name-complex="DejaVu Sans" style:font-family-complex="'DejaVu Sans'"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 style:class="chapter">
      <style:paragraph-properties fo:margin-top="0.212cm" fo:margin-bottom="0.282cm" loext:contextual-spacing="false"/>
      <style:text-properties fo:color="#5a5a5a" fo:font-size="14pt" fo:letter-spacing="0.026cm" style:font-name-asian="Calibri1" style:font-family-asian="Calibri" style:font-family-generic-asian="system" style:font-pitch-asian="variable" style:font-size-asian="14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language="el" fo:country="GR"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language="el" fo:country="GR"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2pt" fo:letter-spacing="-0.018cm" fo:language="el" fo:country="GR" style:letter-kerning="true" style:font-name-asian="Calibri1" style:font-family-asian="Calibri" style:font-family-generic-asian="system" style:font-pitch-asian="variable" style:font-size-asian="22pt" style:font-name-complex="DejaVu Sans" style:font-family-complex="'DejaVu Sans'" style:font-family-generic-complex="system" style:font-pitch-complex="variable" style:font-size-complex="28pt"/>
    </style:style>
    <style:style style:name="Header_20_Char" style:display-name="Header Char" style:family="text" style:parent-style-name="Default_20_Paragraph_20_Font">
      <style:text-properties fo:language="el" fo:country="GR"/>
    </style:style>
    <style:style style:name="Footer_20_Char" style:display-name="Footer Char" style:family="text" style:parent-style-name="Default_20_Paragraph_20_Font">
      <style:text-properties fo:language="el" fo:country="GR"/>
    </style:style>
    <style:style style:name="Subtitle_20_Char" style:display-name="Subtitle Char" style:family="text" style:parent-style-name="Default_20_Paragraph_20_Font">
      <style:text-properties fo:color="#5a5a5a" fo:font-size="14pt" fo:letter-spacing="0.026cm" fo:language="el" fo:country="GR" style:font-name-asian="Calibri1" style:font-family-asian="Calibri" style:font-family-generic-asian="system" style:font-pitch-asian="variable" style:font-size-asian="14pt" style:font-size-complex="11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language="el" fo:country="GR"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language="el" fo:country="GR"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ize="9pt" officeooo:rsid="0012695b" style:font-size-asian="9pt" style:font-size-complex="9pt"/>
    </style:style>
    <style:style style:name="MT2" style:family="text">
      <style:text-properties fo:font-size="9pt" style:font-size-asian="9pt" style:font-size-complex="9pt"/>
    </style:style>
    <style:style style:name="MT3" style:family="text">
      <style:text-properties fo:font-size="9pt" fo:language="en" fo:country="US" style:font-size-asian="9pt" style:font-size-complex="9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FooBar</text:span><text:span text:style-name="MT2"><text:tab/>ΕΓΓΡΑΦΟ </text:span><text:span text:style-name="MT3">SRS<text:tab/></text:span><text:span text:style-name="MT2">Σελ </text:span><text:span text:style-name="MT2"><text:page-number text:select-page="current">6</text:page-number></text:span><text:span text:style-name="MT2"><text:s/>/ <text:s/></text:span><text:span text:style-name="MT2"><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silios Vescoukis</meta:initial-creator>
    <meta:editing-cycles>220</meta:editing-cycles>
    <meta:creation-date>2018-12-11T22:24:00</meta:creation-date>
    <dc:date>2019-02-17T18:01:49.770179601</dc:date>
    <meta:editing-duration>P2DT3H50M59S</meta:editing-duration>
    <meta:generator>LibreOffice/6.2.0.3$Linux_X86_64 LibreOffice_project/20$Build-3</meta:generator>
    <meta:document-statistic meta:table-count="0" meta:image-count="0" meta:object-count="0" meta:page-count="8" meta:paragraph-count="177" meta:word-count="2189" meta:character-count="15071" meta:non-whitespace-character-count="131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